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a3b8cb" draw:textarea-horizontal-align="center" draw:textarea-vertical-align="middle"/>
    </style:style>
    <style:style style:name="gr2" style:family="graphic" style:parent-style-name="standard">
      <style:graphic-properties draw:fill="solid" draw:fill-color="#f8d583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4.101cm" svg:height="1.455cm" svg:x="8.089cm" svg:y="11.949cm">
          <text:p text:style-name="P1">Connection<text:line-break/>Handler</text:p>
        </draw:rect>
        <draw:rect draw:style-name="gr1" draw:text-style-name="P2" draw:layer="layout" svg:width="4.101cm" svg:height="1.455cm" svg:x="8.089cm" svg:y="7.034cm">
          <text:p text:style-name="P1">Client 1</text:p>
          <text:p text:style-name="P1">Connection</text:p>
        </draw:rect>
        <draw:custom-shape draw:style-name="gr2" draw:text-style-name="P2" draw:layer="layout" svg:width="0.933cm" svg:height="3.033cm" svg:x="8.758cm" svg:y="8.763cm">
          <text:p text:style-name="P3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2.86cm" svg:height="0.984cm" draw:transform="rotate (-1.57079632679579) translate (8.948cm 8.824cm)">
          <draw:text-box>
            <text:p text:style-name="P3">Request</text:p>
          </draw:text-box>
        </draw:frame>
        <draw:custom-shape draw:style-name="gr2" draw:text-style-name="P2" draw:layer="layout" svg:width="0.933cm" svg:height="3.065cm" svg:x="10.158cm" svg:y="8.694cm">
          <text:p text:style-name="P3"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3.351cm" svg:height="0.984cm" draw:transform="rotate (1.5707963267946) translate (10.94cm 11.896cm)">
          <draw:text-box>
            <text:p text:style-name="P3">Response</text:p>
          </draw:text-box>
        </draw:frame>
        <draw:rect draw:style-name="gr1" draw:text-style-name="P2" draw:layer="layout" svg:width="4.101cm" svg:height="1.455cm" svg:x="18.223cm" svg:y="11.949cm">
          <text:p text:style-name="P1">Connection<text:line-break/>Handler</text:p>
        </draw:rect>
        <draw:rect draw:style-name="gr1" draw:text-style-name="P2" draw:layer="layout" svg:width="4.101cm" svg:height="1.455cm" svg:x="13.64cm" svg:y="7.034cm">
          <text:p text:style-name="P1">Client 1</text:p>
          <text:p text:style-name="P1">Connection</text:p>
        </draw:rect>
        <draw:custom-shape draw:style-name="gr2" draw:text-style-name="P2" draw:layer="layout" svg:width="0.933cm" svg:height="3.635cm" draw:transform="rotate (-0.671951762018877) translate (19.187cm 8.538cm)">
          <text:p text:style-name="P3"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933cm" svg:height="3.776cm" draw:transform="rotate (0.64280476350939) translate (15.159cm 9.278cm)">
          <text:p text:style-name="P3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2.86cm" svg:height="0.984cm" draw:transform="rotate (-0.932529419341581) translate (15.243cm 9.114cm)">
          <draw:text-box>
            <text:p text:style-name="P3">Request</text:p>
          </draw:text-box>
        </draw:frame>
        <draw:custom-shape draw:style-name="gr2" draw:text-style-name="P2" draw:layer="layout" svg:width="0.933cm" svg:height="3.635cm" draw:transform="rotate (-0.671951762018877) translate (22.92cm 8.571cm)">
          <text:p text:style-name="P3"/>
          <draw:enhanced-geometry svg:viewBox="0 0 21600 21600" draw:mirror-vertical="true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.066cm" svg:height="2.999cm" svg:x="19.74cm" svg:y="8.697cm">
          <text:p text:style-name="P3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3.351cm" svg:height="0.984cm" svg:x="18.639cm" svg:y="9.927cm">
          <draw:text-box>
            <text:p text:style-name="P3">Response</text:p>
          </draw:text-box>
        </draw:frame>
        <draw:rect draw:style-name="gr1" draw:text-style-name="P2" draw:layer="layout" svg:width="4.101cm" svg:height="1.455cm" svg:x="18.223cm" svg:y="7.035cm">
          <text:p text:style-name="P1">Client 2</text:p>
          <text:p text:style-name="P1">Connection</text:p>
        </draw:rect>
        <draw:rect draw:style-name="gr1" draw:text-style-name="P2" draw:layer="layout" svg:width="4.101cm" svg:height="1.455cm" svg:x="22.839cm" svg:y="7.036cm">
          <text:p text:style-name="P1">Client 3</text:p>
          <text:p text:style-name="P1">Connection</text:p>
        </draw:rect>
        <draw:frame draw:style-name="gr3" draw:layer="layout" svg:width="5.921cm" svg:height="0.984cm" svg:x="7.159cm" svg:y="5.831cm">
          <draw:text-box>
            <text:p text:style-name="P3">Request-Response</text:p>
          </draw:text-box>
        </draw:frame>
        <draw:frame draw:style-name="gr3" draw:layer="layout" svg:width="3.355cm" svg:height="0.984cm" svg:x="18.641cm" svg:y="5.864cm">
          <draw:text-box>
            <text:p text:style-name="P3">Broadcast</text:p>
          </draw:text-box>
        </draw:frame>
        <draw:rect draw:style-name="gr1" draw:text-style-name="P2" draw:layer="layout" svg:width="4.101cm" svg:height="1.455cm" svg:x="1.93cm" svg:y="11.95cm">
          <text:p text:style-name="P1">Connection<text:line-break/>Handler</text:p>
        </draw:rect>
        <draw:rect draw:style-name="gr1" draw:text-style-name="P2" draw:layer="layout" svg:width="4.101cm" svg:height="1.455cm" svg:x="1.93cm" svg:y="7.035cm">
          <text:p text:style-name="P1">Client 1</text:p>
          <text:p text:style-name="P1">Connection</text:p>
        </draw:rect>
        <draw:custom-shape draw:style-name="gr2" draw:text-style-name="P2" draw:layer="layout" svg:width="0.933cm" svg:height="3.033cm" svg:x="3.565cm" svg:y="8.764cm">
          <text:p text:style-name="P3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3.072cm" svg:height="0.984cm" draw:transform="rotate (-1.57079632679579) translate (3.622cm 8.825cm)">
          <draw:text-box>
            <text:p text:style-name="P3">Message</text:p>
          </draw:text-box>
        </draw:frame>
        <draw:frame draw:style-name="gr3" draw:layer="layout" svg:width="4.198cm" svg:height="0.984cm" svg:x="1.933cm" svg:y="5.832cm">
          <draw:text-box>
            <text:p text:style-name="P3">Client-Serv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initial-creator>Jonathan Kaplan</meta:initial-creator>
    <meta:creation-date>2008-08-12T18:09:04</meta:creation-date>
    <dc:creator>Jonathan Kaplan</dc:creator>
    <dc:date>2008-08-28T09:38:11</dc:date>
    <dc:language>en-US</dc:language>
    <meta:editing-cycles>7</meta:editing-cycles>
    <meta:editing-duration>PT2H50M5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